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1B3E51C555A05E44.png" manifest:media-type="image/png"/>
  <manifest:file-entry manifest:full-path="Pictures/1000020100000410000003500E5EC03887850E2F.png" manifest:media-type="image/png"/>
  <manifest:file-entry manifest:full-path="Pictures/1000020100000450000001E6725AE26C80CF68FF.png" manifest:media-type="image/png"/>
  <manifest:file-entry manifest:full-path="Pictures/1000020100000730000004D46A51200E228A3A6E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standard">
      <style:graphic-properties draw:stroke="none" draw:fill="none" fo:min-height="1.737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1" style:family="graphic" style:parent-style-name="standard">
      <style:graphic-properties draw:stroke="none" draw:fill="none" fo:min-height="1.526cm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title">
      <style:graphic-properties draw:textarea-vertical-align="top" fo:min-height="2.64cm"/>
    </style:style>
    <style:style style:name="pr23" style:family="presentation" style:parent-style-name="Default-title">
      <style:graphic-properties draw:textarea-vertical-align="top" fo:min-height="1.737cm"/>
    </style:style>
    <style:style style:name="pr24" style:family="presentation" style:parent-style-name="Default-title">
      <style:graphic-properties draw:textarea-vertical-align="top" fo:min-height="0.869cm"/>
    </style:style>
    <style:style style:name="pr25" style:family="presentation" style:parent-style-name="Default-title">
      <style:graphic-properties draw:textarea-vertical-align="top" fo:min-height="2.605cm"/>
    </style:style>
    <style:style style:name="pr26" style:family="presentation" style:parent-style-name="Default_5f_-outline1" style:list-style-name="L4">
      <style:graphic-properties fo:min-height="11.929cm"/>
    </style:style>
    <style:style style:name="pr27" style:family="presentation" style:parent-style-name="Default_5f_-title">
      <style:graphic-properties draw:textarea-vertical-align="top" fo:min-height="2.64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title">
      <style:graphic-properties draw:textarea-vertical-align="top" fo:min-height="3.556cm"/>
    </style:style>
    <style:style style:name="pr38" style:family="presentation" style:parent-style-name="Default_5f_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_5f_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fo:font-size="18pt" fo:language="fr" fo:country="FR" style:font-size-asian="18pt" style:font-size-complex="18pt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1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CSS</text:span></text:p>
                <text:list>
                  <text:list-item>
                    <text:p text:style-name="P1"><text:span text:style-name="T10">Et non le sélecteur CSS + pseudo-classe</text:span></text:p>
                  </text:list-item>
                </text:list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 de sélecteurs</text:span></text:p>
                <text:list>
                  <text:list-item>
                    <text:p text:style-name="P1"><text:span text:style-name="T10">Séparé par un espace pour rappel</text:span></text:p>
                  </text:list-item>
                </text:list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- Imbrication </text:span></text:p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5" draw:layer="layout" svg:width="27.2cm" svg:height="1.987cm" svg:x="0.4cm" svg:y="10.8cm">
          <draw:text-box>
            <text:p text:style-name="P19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20100000450000001E6725AE26C80CF68F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9"> - Imbrication <text:s/></text:span></text:p>
          </draw:text-box>
        </draw:frame>
        <draw:frame presentation:style-name="pr20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Imbrication utile pour : </text:span></text:p>
                <text:list>
                  <text:list-item>
                    <text:p text:style-name="P1"><text:span text:style-name="T10">Modifier plusieurs éléments en même temps</text:span></text:p>
                  </text:list-item>
                  <text:list-item>
                    <text:p text:style-name="P1"><text:span text:style-name="T10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8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4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9"> - Imbrication <text:s/></text:span></text:p>
          </draw:text-box>
        </draw:frame>
        <draw:frame presentation:style-name="pr21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Regardez la ressource "ressources/exemples-transitions" dans votre navigateur pour voir les possibilités</text:span></text:p>
              </text:list-item>
            </text:list>
          </draw:text-box>
        </draw:frame>
        <draw:frame draw:style-name="gr18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4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4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2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3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4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3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  <text:list>
                      <text:list-item>
                        <text:p text:style-name="P1"><text:span text:style-name="T10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2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2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2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2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4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 (,)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2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2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5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e en secondes (s) ou millisecondes (ms)</text:span></text:p>
                <text:list>
                  <text:list-item>
                    <text:p text:style-name="P1"><text:span text:style-name="T10">1s = 1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6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Seules les propriétés </text:span><text:span text:style-name="T11">"transition-property" et "transition-duration" sont obligatoires</text:span></text:p>
                <text:list>
                  <text:list-item>
                    <text:p text:style-name="P1"><text:span text:style-name="T10">Le reste le navigateur utilisera les valeurs par défaut</text:span></text:p>
                  </text:list-item>
                  <text:list-item>
                    <text:p text:style-name="P1"><text:span text:style-name="T10">Idem pour la propriété "transition" dont seul les </text:span><text:span text:style-name="T11">deux premières</text:span><text:span text:style-name="T10"> valeurs sont obligatoi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0E5EC03887850E2F.png" xlink:type="simple" xlink:show="embed" xlink:actuate="onLoad" loext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sélecteurs CSS s'imbriquent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20100000730000004D46A51200E228A3A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31T00:05:52.054000000</dc:date>
    <meta:editing-duration>P18DT16H37M47S</meta:editing-duration>
    <meta:editing-cycles>875</meta:editing-cycles>
    <meta:generator>LibreOffice/6.2.5.2$Windows_X86_64 LibreOffice_project/1ec314fa52f458adc18c4f025c545a4e8b22c159</meta:generator>
    <meta:document-statistic meta:object-count="285"/>
  </office:meta>
</office:document-meta>
</file>